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w Cen MT Condensed Extra Bold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zwa systemu operacyjnego: Windows </text:p>
      <text:p text:style-name="P1">Nazwa srodowiska programistycznego: Code Blocks</text:p>
      <text:p text:style-name="P1">Nazwa języka programowania uzytego do tworzenia aplikacji: C++</text:p>
      <text:p text:style-name="P1">Opcjonalny komentarz: ---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ek Dorosz</meta:initial-creator>
    <meta:creation-date>2022-10-04T10:57:35.85</meta:creation-date>
    <meta:document-statistic meta:table-count="0" meta:image-count="0" meta:object-count="0" meta:page-count="1" meta:paragraph-count="4" meta:word-count="20" meta:character-count="172"/>
    <dc:date>2022-10-04T11:03:23.45</dc:date>
    <dc:creator>Bartek Dorosz</dc:creator>
    <meta:editing-duration>PT5M48S</meta:editing-duration>
    <meta:editing-cycles>1</meta:editing-cycles>
    <meta:generator>OpenOffice/4.1.7$Win32 OpenOffice.org_project/417m1$Build-9800</meta:generator>
  </office:meta>
</office:document-meta>
</file>